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adMap Projet</text:p>
      <text:p text:style-name="P1"/>
      <text:p text:style-name="P1"/>
      <text:p text:style-name="P1"/>
      <text:p text:style-name="P1"/>
      <text:list xml:id="list7113087713923275226" text:style-name="L1">
        <text:list-item>
          <text:p text:style-name="P3">Cahier des charges </text:p>
          <text:list>
            <text:list-item>
              <text:p text:style-name="P3">Présentation du projet (Ne pas oublier la mise en scène qui consiste à mettre dans la peau d'un développeur qui reçoit une demande client !!)</text:p>
            </text:list-item>
            <text:list-item>
              <text:p text:style-name="P3">Objectif attendu</text:p>
            </text:list-item>
            <text:list-item>
              <text:p text:style-name="P3">Fonctionnalités attendues et Description</text:p>
            </text:list-item>
            <text:list-item>
              <text:p text:style-name="P3">Budget</text:p>
            </text:list-item>
            <text:list-item>
              <text:p text:style-name="P3">Délais</text:p>
            </text:list-item>
          </text:list>
        </text:list-item>
        <text:list-item>
          <text:p text:style-name="P3">Choix de la charte graphique</text:p>
          <text:list>
            <text:list-item>
              <text:p text:style-name="P3">Logo</text:p>
            </text:list-item>
            <text:list-item>
              <text:p text:style-name="P3">Couleurs à utiliser</text:p>
            </text:list-item>
          </text:list>
        </text:list-item>
        <text:list-item>
          <text:p text:style-name="P3">Détermination des profils utilisateurs Persona</text:p>
        </text:list-item>
        <text:list-item>
          <text:p text:style-name="P3">Userstories(Scénarios)</text:p>
          <text:list>
            <text:list-item>
              <text:p text:style-name="P3">Modèles d'Userstories</text:p>
            </text:list-item>
            <text:list-item>
              <text:p text:style-name="P3">Diagrammes de cas d'utilisation</text:p>
            </text:list-item>
            <text:list-item>
              <text:p text:style-name="P3">Diagramme de séquence lié à diagramme de cas d'utilisation</text:p>
            </text:list-item>
          </text:list>
        </text:list-item>
        <text:list-item>
          <text:p text:style-name="P3">Conception Architecturale</text:p>
          <text:list>
            <text:list-item>
              <text:p text:style-name="P3">Zoning</text:p>
            </text:list-item>
            <text:list-item>
              <text:p text:style-name="P3">Wireframe</text:p>
            </text:list-item>
            <text:list-item>
              <text:p text:style-name="P3">Maquette Graphique</text:p>
            </text:list-item>
            <text:list-item>
              <text:p text:style-name="P3">Prototypage</text:p>
            </text:list-item>
          </text:list>
        </text:list-item>
        <text:list-item>
          <text:p text:style-name="P3">Conception Détaillée</text:p>
          <text:list>
            <text:list-item>
              <text:p text:style-name="P3">Dictionnaire de données</text:p>
            </text:list-item>
            <text:list-item>
              <text:p text:style-name="P3">MCD (méthode MERISE)</text:p>
            </text:list-item>
            <text:list-item>
              <text:p text:style-name="P3">MLD</text:p>
            </text:list-item>
            <text:list-item>
              <text:p text:style-name="P3">Diagramme de classe</text:p>
            </text:list-item>
          </text:list>
        </text:list-item>
        <text:list-item>
          <text:p text:style-name="P3">Développement</text:p>
          <text:list>
            <text:list-item>
              <text:p text:style-name="P3">Distinction des composants métier et des règles métier associées</text:p>
            </text:list-item>
            <text:list-item>
              <text:p text:style-name="P3">Précision des technologies</text:p>
            </text:list-item>
            <text:list-item>
              <text:p text:style-name="P3">Lignes de codes des fonctionnalités les plus importantes et de leur action sur l'application</text:p>
            </text:list-item>
          </text:list>
        </text:list-item>
        <text:list-item>
          <text:p text:style-name="P3">Phases de Tests</text:p>
          <text:list>
            <text:list-item>
              <text:p text:style-name="P3">Tests unitaires des fonctionnalités les plus importantes </text:p>
            </text:list-item>
            <text:list-item>
              <text:p text:style-name="P3">Test statique global </text:p>
            </text:list-item>
            <text:list-item>
              <text:p text:style-name="P3">Tests d'utilisation (fichier APK)</text:p>
            </text:list-item>
          </text:list>
        </text:list-item>
        <text:list-item>
          <text:p text:style-name="P3">Clarification de la méthode de travail</text:p>
        </text:list-item>
        <text:list-item>
          <text:p text:style-name="P3">Mise en production ? </text:p>
        </text:list-item>
        <text:list-item>
          <text:p text:style-name="P3">Sécurité ? </text:p>
          <text:list>
            <text:list-header>
              <text:p text:style-name="P3"/>
            </text:list-header>
          </text:list>
        </text:list-item>
      </text:list>
      <text:p text:style-name="P2"/>
      <text:list xml:id="list37685908" text:continue-numbering="true" text:style-name="L1">
        <text:list-item>
          <text:list>
            <text:list-header>
              <text:p text:style-name="P3"/>
              <text:p text:style-name="P3"/>
            </text:list-header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nri Ugolin</meta:initial-creator>
    <meta:creation-date>2024-02-08T13:41:07.34</meta:creation-date>
    <dc:date>2024-02-12T17:42:45.10</dc:date>
    <dc:creator>Henri Ugolin</dc:creator>
    <meta:editing-duration>PT9H46M57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36" meta:word-count="178" meta:character-count="1087"/>
  </office:meta>
</office:document-meta>
</file>